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861" officeooo:paragraph-rsid="001ea861"/>
    </style:style>
    <style:style style:name="P2" style:family="paragraph" style:parent-style-name="Standard">
      <style:paragraph-properties fo:text-align="center" style:justify-single-word="false"/>
      <style:text-properties officeooo:rsid="001ea861" officeooo:paragraph-rsid="001ea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xy</text:p>
      <text:p text:style-name="P2"/>
      <text:p text:style-name="P2">by Kyle Eggleston</text:p>
      <text:p text:style-name="P1"/>
      <text:p text:style-name="P1">Roxy was a redheaded angel that played for the devil's team. At leas that's what her mother would say about her.</text:p>
      <text:p text:style-name="P1"/>
      <text:p text:style-name="P1">When the two met, Susan knew she liked the gal right off. There wasn't any pretending with Roxy. Both women knew how to disarm a man in three seconds flat. Other necessary skills were available upon demand.</text:p>
      <text:p text:style-name="P1"/>
      <text:p text:style-name="P1">They bonded right off., the two would become friends. They had each others back no matter the cost.</text:p>
      <text:p text:style-name="P1"/>
      <text:p text:style-name="P1">Susan wondered if she would have to kill Roxy someday. She hoped it wouldn't come down to that. She was an assassin after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4:29:28.754000000</meta:creation-date>
    <dc:date>2014-04-23T14:33:08.367000000</dc:date>
    <meta:editing-duration>P0D</meta:editing-duration>
    <meta:editing-cycles>1</meta:editing-cycles>
    <meta:document-statistic meta:table-count="0" meta:image-count="0" meta:object-count="0" meta:page-count="1" meta:paragraph-count="6" meta:word-count="104" meta:character-count="564" meta:non-whitespace-character-count="466"/>
    <meta:generator>LibreOffice/4.1.5.3$Windows_x86 LibreOffice_project/1c1366bba2ba2b554cd2ca4d87c06da81c05d24</meta:generator>
  </office:meta>
</office:document-meta>
</file>